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2.1602in"/>
    </style:style>
    <style:style style:name="co4" style:family="table-column">
      <style:table-column-properties fo:break-before="auto" style:column-width="1.1409in"/>
    </style:style>
    <style:style style:name="co5" style:family="table-column">
      <style:table-column-properties fo:break-before="auto" style:column-width="1.1189in"/>
    </style:style>
    <style:style style:name="co6" style:family="table-column">
      <style:table-column-properties fo:break-before="auto" style:column-width="2.9807in"/>
    </style:style>
    <style:style style:name="co7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1.6508in"/>
    </style:style>
    <style:style style:name="co10" style:family="table-column">
      <style:table-column-properties fo:break-before="auto" style:column-width="1.7598in"/>
    </style:style>
    <style:style style:name="co11" style:family="table-column">
      <style:table-column-properties fo:break-before="auto" style:column-width="2.8457in"/>
    </style:style>
    <style:style style:name="co12" style:family="table-column">
      <style:table-column-properties fo:break-before="auto" style:column-width="3.3193in"/>
    </style:style>
    <style:style style:name="co13" style:family="table-column">
      <style:table-column-properties fo:break-before="auto" style:column-width="1.5472in"/>
    </style:style>
    <style:style style:name="co14" style:family="table-column">
      <style:table-column-properties fo:break-before="auto" style:column-width="0.7091in"/>
    </style:style>
    <style:style style:name="co15" style:family="table-column">
      <style:table-column-properties fo:break-before="auto" style:column-width="1.4957in"/>
    </style:style>
    <style:style style:name="co18" style:family="table-column">
      <style:table-column-properties fo:break-before="auto" style:column-width="4.9827in"/>
    </style:style>
    <style:style style:name="co19" style:family="table-column">
      <style:table-column-properties fo:break-before="auto" style:column-width="0.9972in"/>
    </style:style>
    <style:style style:name="co20" style:family="table-column">
      <style:table-column-properties fo:break-before="auto" style:column-width="1.1965in"/>
    </style:style>
    <style:style style:name="co21" style:family="table-column">
      <style:table-column-properties fo:break-before="auto" style:column-width="1.2138in"/>
    </style:style>
    <style:style style:name="co22" style:family="table-column">
      <style:table-column-properties fo:break-before="auto" style:column-width="1.1528in"/>
    </style:style>
    <style:style style:name="co23" style:family="table-column">
      <style:table-column-properties fo:break-before="auto" style:column-width="1.3717in"/>
    </style:style>
    <style:style style:name="co24" style:family="table-column">
      <style:table-column-properties fo:break-before="auto" style:column-width="1.3835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4791in" fo:break-before="auto" style:use-optimal-row-height="false"/>
    </style:style>
    <style:style style:name="ro9" style:family="table-row">
      <style:table-row-properties style:row-height="0.2402in" fo:break-before="auto" style:use-optimal-row-height="false"/>
    </style:style>
    <style:style style:name="ro10" style:family="table-row">
      <style:table-row-properties style:row-height="0.1898in" fo:break-before="auto" style:use-optimal-row-height="true"/>
    </style:style>
    <style:style style:name="ta2" style:family="table" style:master-page-name="PageStyle_5f_Permanan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Outsourced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1" number:language="en" number:country="US">
      <number:number number:decimal-places="0" number:min-integer-digits="1"/>
    </number:number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ackground-color="transparent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138in solid #000000" fo:padding="0.0417in" style:vertical-align="middle"/>
      <style:paragraph-properties fo:text-align="center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6" style:family="table-cell" style:parent-style-name="Default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8" style:family="table-cell" style:parent-style-name="Normal_20_2">
      <style:table-cell-properties style:diagonal-bl-tr="none" style:diagonal-tl-br="none" fo:background-color="transparent" fo:border="0.0138in solid #000000"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ISEVEN(ROW()))" style:apply-style-name="Untitled1" style:base-cell-address="Outsourced.A3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 style:data-style-name="N5037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3" style:family="table-cell" style:parent-style-name="Normal_20_2" style:data-style-name="N5000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4" style:family="table-cell" style:parent-style-name="Default">
      <style:table-cell-properties style:diagonal-bl-tr="none" style:diagonal-tl-br="none" fo:border="0.0138in solid #000000"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5" style:family="table-cell" style:parent-style-name="Default">
      <style:table-cell-properties style:diagonal-bl-tr="none" style:diagonal-tl-br="none" fo:background-color="transparent" fo:border="0.0138in solid #000000"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6" style:family="table-cell" style:parent-style-name="Default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7" style:family="table-cell" style:parent-style-name="Normal_20_6">
      <style:table-cell-properties style:diagonal-bl-tr="none" style:diagonal-tl-br="none" style:text-align-source="fix" style:repeat-content="false" fo:background-color="transparent" fo:border="0.0138in solid #000000" fo:padding="0.0417in" style:vertical-align="middle"/>
      <style:paragraph-properties fo:text-align="center" fo:margin-left="0in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9" style:family="table-cell" style:parent-style-name="Normal_20_6">
      <style:table-cell-properties style:diagonal-bl-tr="none" style:diagonal-tl-br="none" fo:background-color="transparent" fo:border="0.0138in solid #000000" fo:padding="0.0417in" style:vertical-align="middl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3" style:family="table-cell" style:parent-style-name="Normal_20_6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4" style:family="table-cell" style:parent-style-name="Normal_20_6" style:data-style-name="N5001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5" style:family="table-cell" style:parent-style-name="Default" style:data-style-name="N12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6" style:family="table-cell" style:parent-style-name="Comma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7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8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9" style:family="table-cell" style:parent-style-name="Default" style:data-style-name="N5100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4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4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417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2" style:family="table-cell" style:parent-style-name="Excel_20_Built-in_20_Comma" style:data-style-name="N2">
      <style:table-cell-properties fo:background-color="#e6e6e6" style:cell-protect="protected" style:print-content="true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417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4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2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padding="0.0417in" style:vertical-align="middl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utsourced" table:style-name="ta4" table:print="false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21"/>
        <table:table-column table:style-name="co7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11"/>
        <table:table-column table:style-name="co15" table:number-columns-repeated="2" table:default-cell-style-name="ce21"/>
        <table:table-column table:style-name="co18" table:default-cell-style-name="ce21"/>
        <table:table-column table:style-name="co19" table:default-cell-style-name="ce54"/>
        <table:table-column table:style-name="co20" table:number-columns-repeated="5" table:default-cell-style-name="ce54"/>
        <table:table-column table:style-name="co21" table:default-cell-style-name="ce54"/>
        <table:table-column table:style-name="co20" table:default-cell-style-name="ce56"/>
        <table:table-column table:style-name="co22" table:default-cell-style-name="ce54"/>
        <table:table-column table:style-name="co23" table:default-cell-style-name="ce54"/>
        <table:table-column table:style-name="co21" table:default-cell-style-name="ce54"/>
        <table:table-column table:style-name="co24" table:default-cell-style-name="ce54"/>
        <table:table-column table:style-name="co24" table:number-columns-repeated="2" table:default-cell-style-name="ce56"/>
        <table:table-column table:style-name="co14" table:number-columns-repeated="995" table:default-cell-style-name="ce21"/>
        <table:table-column table:style-name="co14" table:default-cell-style-name="Default"/>
        <table:table-row table:style-name="ro8">
          <table:table-cell table:style-name="ce9" office:value-type="string">
            <text:p>EMPLOYEE NUMBER</text:p>
          </table:table-cell>
          <table:table-cell table:style-name="ce9" office:value-type="string">
            <text:p>NIC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DATE OF JOIN</text:p>
          </table:table-cell>
          <table:table-cell table:style-name="ce16" office:value-type="string">
            <text:p>MEMBER STATUS</text:p>
          </table:table-cell>
          <table:table-cell table:style-name="ce16" office:value-type="string">
            <text:p>DAYS WORKED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ADDRESS LINE 1</text:p>
          </table:table-cell>
          <table:table-cell table:style-name="ce16" office:value-type="string">
            <text:p>ADDRESS LINE 2</text:p>
          </table:table-cell>
          <table:table-cell table:style-name="ce16" office:value-type="string">
            <text:p>CITY</text:p>
          </table:table-cell>
          <table:table-cell table:style-name="ce9" office:value-type="string">
            <text:p>BANK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ACCOUNT</text:p>
          </table:table-cell>
          <table:table-cell table:style-name="ce16" office:value-type="string">
            <text:p>ADDRESS</text:p>
          </table:table-cell>
          <table:table-cell table:style-name="ce52" office:value-type="string">
            <text:p>BASIC SALARY</text:p>
          </table:table-cell>
          <table:table-cell table:style-name="ce52" office:value-type="string">
            <text:p>BRA</text:p>
          </table:table-cell>
          <table:table-cell table:style-name="ce52" office:value-type="string">
            <text:p>OT NORMAL</text:p>
          </table:table-cell>
          <table:table-cell table:style-name="ce52" office:value-type="string">
            <text:p>OT DOUBLE</text:p>
          </table:table-cell>
          <table:table-cell table:style-name="ce52" office:value-type="string">
            <text:p>GROSS SALARY</text:p>
          </table:table-cell>
          <table:table-cell table:style-name="ce52" office:value-type="string">
            <text:p>EPF DEDUCTION</text:p>
          </table:table-cell>
          <table:table-cell table:style-name="ce52" office:value-type="string">
            <text:p>NET SALARY</text:p>
          </table:table-cell>
          <table:table-cell table:style-name="ce55" office:value-type="string">
            <text:p>PBI</text:p>
          </table:table-cell>
          <table:table-cell table:style-name="ce52" office:value-type="string">
            <text:p>WORK TRAVEL ALLOWANCE</text:p>
          </table:table-cell>
          <table:table-cell table:style-name="ce52" office:value-type="string">
            <text:p>TOTAL REMUNERATION</text:p>
          </table:table-cell>
          <table:table-cell table:style-name="ce52" office:value-type="string">
            <text:p>HOLD</text:p>
          </table:table-cell>
          <table:table-cell table:style-name="ce52" office:value-type="string">
            <text:p>BANK TRANSFER AMOUNT</text:p>
          </table:table-cell>
          <table:table-cell table:style-name="ce55" office:value-type="string">
            <text:p>EPF CONTRIBUTION</text:p>
          </table:table-cell>
          <table:table-cell table:style-name="ce55" office:value-type="string">
            <text:p>ETF CONTRIBUTION</text:p>
          </table:table-cell>
          <table:table-cell table:number-columns-repeated="996"/>
        </table:table-row>
        <table:table-row table:style-name="ro9">
          <table:table-cell table:style-name="ce10"/>
          <table:table-cell table:style-name="ce12" office:value-type="string" office:string-value="832704822V">
            <text:p>832704822V </text:p>
          </table:table-cell>
          <table:table-cell table:style-name="ce17" office:value-type="string">
            <text:p>RANUKA LAKSHAN</text:p>
          </table:table-cell>
          <table:table-cell table:style-name="ce22" office:value-type="date" office:date-value="2013-01-01">
            <text:p>01/01/13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4" office:value-type="string">
            <text:p>SALES SUPERVISOR</text:p>
          </table:table-cell>
          <table:table-cell table:style-name="ce24" office:value-type="string">
            <text:p>NO 26, <text:s/>NEW TOWN</text:p>
          </table:table-cell>
          <table:table-cell table:style-name="ce24" office:value-type="string">
            <text:p><text:s/>EMBILIPITIYA</text:p>
          </table:table-cell>
          <table:table-cell table:style-name="ce24"/>
          <table:table-cell table:style-name="ce27" office:value-type="string">
            <text:p>COM</text:p>
          </table:table-cell>
          <table:table-cell table:style-name="ce29"/>
          <table:table-cell table:style-name="ce33" office:value-type="float" office:value="8300024945">
            <text:p>8300024945</text:p>
          </table:table-cell>
          <table:table-cell table:style-name="ce24" office:value-type="string">
            <text:p>NO 26, NEW TOWN, EMBILIPITIYA</text:p>
          </table:table-cell>
          <table:table-cell table:style-name="ce53" office:value-type="float" office:value="25000">
            <text:p>2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]+[.P2]+[.Q2]+[.R2]" office:value-type="float" office:value="26000">
            <text:p>26000.00</text:p>
          </table:table-cell>
          <table:table-cell table:style-name="ce53" table:formula="of:=[.S2]*0.08" office:value-type="float" office:value="2080">
            <text:p>2080.00</text:p>
          </table:table-cell>
          <table:table-cell table:style-name="ce53" table:formula="of:=[.S2]-[.T2]" office:value-type="float" office:value="23920">
            <text:p>239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5000">
            <text:p>15000.00</text:p>
          </table:table-cell>
          <table:table-cell table:style-name="ce53" table:formula="of:=[.U2]+[.V2]+[.W2]" office:value-type="float" office:value="78920">
            <text:p>78920.00</text:p>
          </table:table-cell>
          <table:table-cell table:style-name="ce53" office:value-type="float" office:value="0">
            <text:p>0.00</text:p>
          </table:table-cell>
          <table:table-cell table:style-name="ce53" table:formula="of:=[.X2]-[.Y2]" office:value-type="float" office:value="78920">
            <text:p>78920.00</text:p>
          </table:table-cell>
          <table:table-cell table:style-name="ce53" table:formula="of:=[.S2]*0.12" office:value-type="float" office:value="3120">
            <text:p>3120.00</text:p>
          </table:table-cell>
          <table:table-cell table:style-name="ce53" table:formula="of:=[.S2]*0.03" office:value-type="float" office:value="780">
            <text:p>7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900044437V">
            <text:p>900044437V </text:p>
          </table:table-cell>
          <table:table-cell table:style-name="ce17" office:value-type="string">
            <text:p>ISURU PALIHAWADANA</text:p>
          </table:table-cell>
          <table:table-cell table:style-name="ce22" office:value-type="date" office:date-value="2013-02-23">
            <text:p>02/23/13</text:p>
          </table:table-cell>
          <table:table-cell table:style-name="ce22"/>
          <table:table-cell table:style-name="ce23" office:value-type="float" office:value="12">
            <text:p>12</text:p>
          </table:table-cell>
          <table:table-cell table:style-name="ce24" office:value-type="string">
            <text:p>SALES SUPERVISOR</text:p>
          </table:table-cell>
          <table:table-cell table:style-name="ce24" office:value-type="string">
            <text:p>NO 20/4, <text:s/>ST'JOSPH ROAD</text:p>
          </table:table-cell>
          <table:table-cell table:style-name="ce24" office:value-type="string">
            <text:p><text:s/>KANUWANA</text:p>
          </table:table-cell>
          <table:table-cell table:style-name="ce24" office:value-type="string">
            <text:p><text:s/>JA-ELA</text:p>
          </table:table-cell>
          <table:table-cell table:style-name="ce27" office:value-type="string">
            <text:p>HNB</text:p>
          </table:table-cell>
          <table:table-cell table:style-name="ce29"/>
          <table:table-cell table:style-name="ce33" office:value-type="string">
            <text:p>087020037437</text:p>
          </table:table-cell>
          <table:table-cell table:style-name="ce24" office:value-type="string">
            <text:p>NO 20/4, ST'JOSPH ROAD, KANUWANA, JA-ELA</text:p>
          </table:table-cell>
          <table:table-cell table:style-name="ce53" office:value-type="float" office:value="25000">
            <text:p>2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3]+[.P3]+[.Q3]+[.R3]" office:value-type="float" office:value="26000">
            <text:p>26000.00</text:p>
          </table:table-cell>
          <table:table-cell table:style-name="ce53" table:formula="of:=[.S3]*0.08" office:value-type="float" office:value="2080">
            <text:p>2080.00</text:p>
          </table:table-cell>
          <table:table-cell table:style-name="ce53" table:formula="of:=[.S3]-[.T3]" office:value-type="float" office:value="23920">
            <text:p>239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3]+[.V3]+[.W3]" office:value-type="float" office:value="73920">
            <text:p>73920.00</text:p>
          </table:table-cell>
          <table:table-cell table:style-name="ce53" office:value-type="float" office:value="0">
            <text:p>0.00</text:p>
          </table:table-cell>
          <table:table-cell table:style-name="ce53" table:formula="of:=[.X3]-[.Y3]" office:value-type="float" office:value="73920">
            <text:p>73920.00</text:p>
          </table:table-cell>
          <table:table-cell table:style-name="ce53" table:formula="of:=[.S3]*0.12" office:value-type="float" office:value="3120">
            <text:p>3120.00</text:p>
          </table:table-cell>
          <table:table-cell table:style-name="ce53" table:formula="of:=[.S3]*0.03" office:value-type="float" office:value="780">
            <text:p>7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901423393V">
            <text:p>901423393V </text:p>
          </table:table-cell>
          <table:table-cell table:style-name="ce17" office:value-type="string">
            <text:p>SHASHIKA BULUGAHAHENA</text:p>
          </table:table-cell>
          <table:table-cell table:style-name="ce17" table:number-columns-repeated="3"/>
          <table:table-cell table:style-name="ce24" office:value-type="string">
            <text:p>SALES SUPERVISOR</text:p>
          </table:table-cell>
          <table:table-cell table:style-name="ce24" office:value-type="string">
            <text:p>NO 7, <text:s/>MAWATHA 3</text:p>
          </table:table-cell>
          <table:table-cell table:style-name="ce24" office:value-type="string">
            <text:p><text:s/>ARUPPOLA</text:p>
          </table:table-cell>
          <table:table-cell table:style-name="ce24" office:value-type="string">
            <text:p><text:s/>KANDY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float" office:value="8500031692">
            <text:p>8500031692</text:p>
          </table:table-cell>
          <table:table-cell table:style-name="ce24" office:value-type="string">
            <text:p>NO 7, MAWATHA 3, ARUPPOLA, KANDY</text:p>
          </table:table-cell>
          <table:table-cell table:style-name="ce53" office:value-type="float" office:value="25000">
            <text:p>2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4]+[.P4]+[.Q4]+[.R4]" office:value-type="float" office:value="26000">
            <text:p>26000.00</text:p>
          </table:table-cell>
          <table:table-cell table:style-name="ce53" table:formula="of:=[.S4]*0.08" office:value-type="float" office:value="2080">
            <text:p>2080.00</text:p>
          </table:table-cell>
          <table:table-cell table:style-name="ce53" table:formula="of:=[.S4]-[.T4]" office:value-type="float" office:value="23920">
            <text:p>239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4]+[.V4]+[.W4]" office:value-type="float" office:value="73920">
            <text:p>73920.00</text:p>
          </table:table-cell>
          <table:table-cell table:style-name="ce53" office:value-type="float" office:value="0">
            <text:p>0.00</text:p>
          </table:table-cell>
          <table:table-cell table:style-name="ce53" table:formula="of:=[.X4]-[.Y4]" office:value-type="float" office:value="73920">
            <text:p>73920.00</text:p>
          </table:table-cell>
          <table:table-cell table:style-name="ce53" table:formula="of:=[.S4]*0.12" office:value-type="float" office:value="3120">
            <text:p>3120.00</text:p>
          </table:table-cell>
          <table:table-cell table:style-name="ce53" table:formula="of:=[.S4]*0.03" office:value-type="float" office:value="780">
            <text:p>7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820664140V">
            <text:p>820664140V </text:p>
          </table:table-cell>
          <table:table-cell table:style-name="ce17" office:value-type="string">
            <text:p>R P NANDANASIRI</text:p>
          </table:table-cell>
          <table:table-cell table:style-name="ce17" table:number-columns-repeated="3"/>
          <table:table-cell table:style-name="ce25" office:value-type="string">
            <text:p>SUPERVISOR COLOMBO REGION</text:p>
          </table:table-cell>
          <table:table-cell table:style-name="ce24" office:value-type="string">
            <text:p>NO 140/5, <text:s/>KOPIYA WATTA</text:p>
          </table:table-cell>
          <table:table-cell table:style-name="ce25" office:value-type="string">
            <text:p><text:s/>KADAWATHA</text:p>
          </table:table-cell>
          <table:table-cell table:style-name="ce25"/>
          <table:table-cell table:style-name="ce27" office:value-type="string">
            <text:p>COM</text:p>
          </table:table-cell>
          <table:table-cell table:style-name="ce29"/>
          <table:table-cell table:style-name="ce33" office:value-type="float" office:value="8810025002">
            <text:p>8810025002</text:p>
          </table:table-cell>
          <table:table-cell table:style-name="ce24" office:value-type="string">
            <text:p>NO 140/5, KOPIYA WATTA, KADAWATHA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5]+[.P5]+[.Q5]+[.R5]" office:value-type="float" office:value="21000">
            <text:p>21000.00</text:p>
          </table:table-cell>
          <table:table-cell table:style-name="ce53" table:formula="of:=[.S5]*0.08" office:value-type="float" office:value="1680">
            <text:p>1680.00</text:p>
          </table:table-cell>
          <table:table-cell table:style-name="ce53" table:formula="of:=[.S5]-[.T5]" office:value-type="float" office:value="19320">
            <text:p>193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5]+[.V5]+[.W5]" office:value-type="float" office:value="69320">
            <text:p>69320.00</text:p>
          </table:table-cell>
          <table:table-cell table:style-name="ce53" office:value-type="float" office:value="0">
            <text:p>0.00</text:p>
          </table:table-cell>
          <table:table-cell table:style-name="ce53" table:formula="of:=[.X5]-[.Y5]" office:value-type="float" office:value="69320">
            <text:p>69320.00</text:p>
          </table:table-cell>
          <table:table-cell table:style-name="ce53" table:formula="of:=[.S5]*0.12" office:value-type="float" office:value="2520">
            <text:p>2520.00</text:p>
          </table:table-cell>
          <table:table-cell table:style-name="ce53" table:formula="of:=[.S5]*0.03" office:value-type="float" office:value="630">
            <text:p>63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821020689V">
            <text:p>821020689V </text:p>
          </table:table-cell>
          <table:table-cell table:style-name="ce17" office:value-type="string">
            <text:p>SRIYAN MAWALAGE</text:p>
          </table:table-cell>
          <table:table-cell table:style-name="ce17" table:number-columns-repeated="3"/>
          <table:table-cell table:style-name="ce25" office:value-type="string">
            <text:p>PROJECT CORDINATOR</text:p>
          </table:table-cell>
          <table:table-cell table:style-name="ce24" office:value-type="string">
            <text:p>NO 29, <text:s/>ALWIS TOWN</text:p>
          </table:table-cell>
          <table:table-cell table:style-name="ce25" office:value-type="string">
            <text:p><text:s/>HENDALA</text:p>
          </table:table-cell>
          <table:table-cell table:style-name="ce25" office:value-type="string">
            <text:p><text:s/>WATTALA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float" office:value="8020039516">
            <text:p>8020039516</text:p>
          </table:table-cell>
          <table:table-cell table:style-name="ce25" office:value-type="string">
            <text:p>NO 29, ALWIS TOWN, HENDALA, WATTALA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6]+[.P6]+[.Q6]+[.R6]" office:value-type="float" office:value="21000">
            <text:p>21000.00</text:p>
          </table:table-cell>
          <table:table-cell table:style-name="ce53" table:formula="of:=[.S6]*0.08" office:value-type="float" office:value="1680">
            <text:p>1680.00</text:p>
          </table:table-cell>
          <table:table-cell table:style-name="ce53" table:formula="of:=[.S6]-[.T6]" office:value-type="float" office:value="19320">
            <text:p>193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15000">
            <text:p>15000.00</text:p>
          </table:table-cell>
          <table:table-cell table:style-name="ce53" table:formula="of:=[.U6]+[.V6]+[.W6]" office:value-type="float" office:value="34320">
            <text:p>34320.00</text:p>
          </table:table-cell>
          <table:table-cell table:style-name="ce53" office:value-type="float" office:value="0">
            <text:p>0.00</text:p>
          </table:table-cell>
          <table:table-cell table:style-name="ce53" table:formula="of:=[.X6]-[.Y6]" office:value-type="float" office:value="34320">
            <text:p>34320.00</text:p>
          </table:table-cell>
          <table:table-cell table:style-name="ce53" table:formula="of:=[.S6]*0.12" office:value-type="float" office:value="2520">
            <text:p>2520.00</text:p>
          </table:table-cell>
          <table:table-cell table:style-name="ce53" table:formula="of:=[.S6]*0.03" office:value-type="float" office:value="630">
            <text:p>63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915373003V">
            <text:p>915373003V </text:p>
          </table:table-cell>
          <table:table-cell table:style-name="ce17" office:value-type="string">
            <text:p>D.I.M. RAVIHARI BANDARA</text:p>
          </table:table-cell>
          <table:table-cell table:style-name="ce17"/>
          <table:table-cell table:style-name="ce17" office:value-type="string">
            <text:p>N</text:p>
          </table:table-cell>
          <table:table-cell table:style-name="ce17"/>
          <table:table-cell table:style-name="ce26" office:value-type="string">
            <text:p>ASST. COORD-SPECIAL PROJECTS</text:p>
          </table:table-cell>
          <table:table-cell table:style-name="ce24" office:value-type="string">
            <text:p>NO 222/6, <text:s/>MAWALLA ROAD</text:p>
          </table:table-cell>
          <table:table-cell table:style-name="ce26" office:value-type="string">
            <text:p><text:s/>PETHTHIYAGODA</text:p>
          </table:table-cell>
          <table:table-cell table:style-name="ce26" office:value-type="string">
            <text:p><text:s/>KALANIYA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4" office:value-type="float" office:value="8690047336">
            <text:p>8690047336</text:p>
          </table:table-cell>
          <table:table-cell table:style-name="ce25" office:value-type="string">
            <text:p>NO 222/6, MAWALLA ROAD, PETHTHIYAGODA, KALANIYA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7]+[.P7]+[.Q7]+[.R7]" office:value-type="float" office:value="16000">
            <text:p>16000.00</text:p>
          </table:table-cell>
          <table:table-cell table:style-name="ce53" table:formula="of:=[.S7]*0.08" office:value-type="float" office:value="1280">
            <text:p>1280.00</text:p>
          </table:table-cell>
          <table:table-cell table:style-name="ce53" table:formula="of:=[.S7]-[.T7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7]+[.V7]+[.W7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7]-[.Y7]" office:value-type="float" office:value="14720">
            <text:p>14720.00</text:p>
          </table:table-cell>
          <table:table-cell table:style-name="ce53" table:formula="of:=[.S7]*0.12" office:value-type="float" office:value="1920">
            <text:p>1920.00</text:p>
          </table:table-cell>
          <table:table-cell table:style-name="ce53" table:formula="of:=[.S7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831191040V">
            <text:p>831191040V </text:p>
          </table:table-cell>
          <table:table-cell table:style-name="ce17" office:value-type="string">
            <text:p>DANUSHKA SIRIWARDENA</text:p>
          </table:table-cell>
          <table:table-cell table:style-name="ce17" table:number-columns-repeated="3"/>
          <table:table-cell table:style-name="ce26" office:value-type="string">
            <text:p>SALES SUPERVISOR-CENTRAL REG.</text:p>
          </table:table-cell>
          <table:table-cell table:style-name="ce24" office:value-type="string">
            <text:p>NISANSALA KOHUKUMBURA, <text:s/>NANNAPURAWA</text:p>
          </table:table-cell>
          <table:table-cell table:style-name="ce26" office:value-type="string">
            <text:p>BIBILE</text:p>
          </table:table-cell>
          <table:table-cell table:style-name="ce26"/>
          <table:table-cell table:style-name="ce27" office:value-type="string">
            <text:p>COM</text:p>
          </table:table-cell>
          <table:table-cell table:style-name="ce29"/>
          <table:table-cell table:style-name="ce34" office:value-type="float" office:value="8040080553">
            <text:p>8040080553</text:p>
          </table:table-cell>
          <table:table-cell table:style-name="ce31" office:value-type="string">
            <text:p>NISANSALA KOHUKUMBURA, NANNAPURAWA,BIBILE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8]+[.P8]+[.Q8]+[.R8]" office:value-type="float" office:value="21000">
            <text:p>21000.00</text:p>
          </table:table-cell>
          <table:table-cell table:style-name="ce53" table:formula="of:=[.S8]*0.08" office:value-type="float" office:value="1680">
            <text:p>1680.00</text:p>
          </table:table-cell>
          <table:table-cell table:style-name="ce53" table:formula="of:=[.S8]-[.T8]" office:value-type="float" office:value="19320">
            <text:p>193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5000">
            <text:p>15000.00</text:p>
          </table:table-cell>
          <table:table-cell table:style-name="ce53" table:formula="of:=[.U8]+[.V8]+[.W8]" office:value-type="float" office:value="74320">
            <text:p>74320.00</text:p>
          </table:table-cell>
          <table:table-cell table:style-name="ce53" office:value-type="float" office:value="0">
            <text:p>0.00</text:p>
          </table:table-cell>
          <table:table-cell table:style-name="ce53" table:formula="of:=[.X8]-[.Y8]" office:value-type="float" office:value="74320">
            <text:p>74320.00</text:p>
          </table:table-cell>
          <table:table-cell table:style-name="ce53" table:formula="of:=[.S8]*0.12" office:value-type="float" office:value="2520">
            <text:p>2520.00</text:p>
          </table:table-cell>
          <table:table-cell table:style-name="ce53" table:formula="of:=[.S8]*0.03" office:value-type="float" office:value="630">
            <text:p>63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921700695V">
            <text:p>921700695V </text:p>
          </table:table-cell>
          <table:table-cell table:style-name="ce17" office:value-type="string">
            <text:p>CHINTHAKA WICKREMASINGHE</text:p>
          </table:table-cell>
          <table:table-cell table:style-name="ce17" table:number-columns-repeated="2"/>
          <table:table-cell table:style-name="ce17" office:value-type="float" office:value="15">
            <text:p>15</text:p>
          </table:table-cell>
          <table:table-cell table:style-name="ce26" office:value-type="string">
            <text:p>IT COORDINATOR</text:p>
          </table:table-cell>
          <table:table-cell table:style-name="ce24" office:value-type="string">
            <text:p>CS WICKRAMASINGHE SARANGA, <text:s/>KIRINDA</text:p>
          </table:table-cell>
          <table:table-cell table:style-name="ce26" office:value-type="string">
            <text:p><text:s/>PUHULWELLA</text:p>
          </table:table-cell>
          <table:table-cell table:style-name="ce26"/>
          <table:table-cell table:style-name="ce27" office:value-type="string">
            <text:p>COM</text:p>
          </table:table-cell>
          <table:table-cell table:style-name="ce29"/>
          <table:table-cell table:style-name="ce34" office:value-type="float" office:value="8104014757">
            <text:p>8104014757</text:p>
          </table:table-cell>
          <table:table-cell table:style-name="ce24" office:value-type="string">
            <text:p>CS WICKRAMASINGHE SARANGA, KIRINDA, PUHULWELLA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9]+[.P9]+[.Q9]+[.R9]" office:value-type="float" office:value="16000">
            <text:p>16000.00</text:p>
          </table:table-cell>
          <table:table-cell table:style-name="ce53" table:formula="of:=[.S9]*0.08" office:value-type="float" office:value="1280">
            <text:p>1280.00</text:p>
          </table:table-cell>
          <table:table-cell table:style-name="ce53" table:formula="of:=[.S9]-[.T9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9]+[.V9]+[.W9]" office:value-type="float" office:value="24720">
            <text:p>24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9]-[.Y9]" office:value-type="float" office:value="24720">
            <text:p>24720.00</text:p>
          </table:table-cell>
          <table:table-cell table:style-name="ce53" table:formula="of:=[.S9]*0.12" office:value-type="float" office:value="1920">
            <text:p>1920.00</text:p>
          </table:table-cell>
          <table:table-cell table:style-name="ce53" table:formula="of:=[.S9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653451075V">
            <text:p>653451075V </text:p>
          </table:table-cell>
          <table:table-cell table:style-name="ce17" office:value-type="string">
            <text:p>A M K AJITH PRIYALAL</text:p>
          </table:table-cell>
          <table:table-cell table:style-name="ce17"/>
          <table:table-cell table:style-name="ce17" office:value-type="string">
            <text:p>N</text:p>
          </table:table-cell>
          <table:table-cell table:style-name="ce17"/>
          <table:table-cell table:style-name="ce26" office:value-type="string">
            <text:p>OFFICE ASSISTANT</text:p>
          </table:table-cell>
          <table:table-cell table:style-name="ce24" office:value-type="string">
            <text:p>, </text:p>
          </table:table-cell>
          <table:table-cell table:style-name="ce26" table:number-columns-repeated="2"/>
          <table:table-cell table:style-name="ce27" office:value-type="string">
            <text:p>COM</text:p>
          </table:table-cell>
          <table:table-cell table:style-name="ce29"/>
          <table:table-cell table:style-name="ce35" office:value-type="string">
            <text:p>831-0018682</text:p>
          </table:table-cell>
          <table:table-cell table:style-name="ce24"/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0]+[.P10]+[.Q10]+[.R10]" office:value-type="float" office:value="16000">
            <text:p>16000.00</text:p>
          </table:table-cell>
          <table:table-cell table:style-name="ce53" table:formula="of:=[.S10]*0.08" office:value-type="float" office:value="1280">
            <text:p>1280.00</text:p>
          </table:table-cell>
          <table:table-cell table:style-name="ce53" table:formula="of:=[.S10]-[.T10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5000">
            <text:p>5000.00</text:p>
          </table:table-cell>
          <table:table-cell table:style-name="ce53" table:formula="of:=[.U10]+[.V10]+[.W10]" office:value-type="float" office:value="19720">
            <text:p>19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10]-[.Y10]" office:value-type="float" office:value="19720">
            <text:p>19720.00</text:p>
          </table:table-cell>
          <table:table-cell table:style-name="ce53" table:formula="of:=[.S10]*0.12" office:value-type="float" office:value="1920">
            <text:p>1920.00</text:p>
          </table:table-cell>
          <table:table-cell table:style-name="ce53" table:formula="of:=[.S10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3" office:value-type="string" office:string-value="820955544V">
            <text:p>820955544V </text:p>
          </table:table-cell>
          <table:table-cell table:style-name="ce17" office:value-type="string">
            <text:p>S SIVARUBAN</text:p>
          </table:table-cell>
          <table:table-cell table:style-name="ce17" table:number-columns-repeated="3"/>
          <table:table-cell table:style-name="ce26" office:value-type="string">
            <text:p>SUPERVISOR-NORTH CENTRAL</text:p>
          </table:table-cell>
          <table:table-cell table:style-name="ce24" office:value-type="string">
            <text:p>NO 30/1, <text:s/>MOORTHAVINAYAKA KOVIL</text:p>
          </table:table-cell>
          <table:table-cell table:style-name="ce26" office:value-type="string">
            <text:p>2ND LANE</text:p>
          </table:table-cell>
          <table:table-cell table:style-name="ce26" office:value-type="string">
            <text:p>NALLUR JAFFNA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4" office:value-type="string">
            <text:p>8127000207</text:p>
          </table:table-cell>
          <table:table-cell table:style-name="ce25" office:value-type="string">
            <text:p>NO 30/1, MOORTHAVINAYAKA KOVIL,2ND LANE,NALLUR JAFFNA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1]+[.P11]+[.Q11]+[.R11]" office:value-type="float" office:value="21000">
            <text:p>21000.00</text:p>
          </table:table-cell>
          <table:table-cell table:style-name="ce53" table:formula="of:=[.S11]*0.08" office:value-type="float" office:value="1680">
            <text:p>1680.00</text:p>
          </table:table-cell>
          <table:table-cell table:style-name="ce53" table:formula="of:=[.S11]-[.T11]" office:value-type="float" office:value="19320">
            <text:p>193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11]+[.V11]+[.W11]" office:value-type="float" office:value="69320">
            <text:p>69320.00</text:p>
          </table:table-cell>
          <table:table-cell table:style-name="ce53" office:value-type="float" office:value="0">
            <text:p>0.00</text:p>
          </table:table-cell>
          <table:table-cell table:style-name="ce53" table:formula="of:=[.X11]-[.Y11]" office:value-type="float" office:value="69320">
            <text:p>69320.00</text:p>
          </table:table-cell>
          <table:table-cell table:style-name="ce53" table:formula="of:=[.S11]*0.12" office:value-type="float" office:value="2520">
            <text:p>2520.00</text:p>
          </table:table-cell>
          <table:table-cell table:style-name="ce53" table:formula="of:=[.S11]*0.03" office:value-type="float" office:value="630">
            <text:p>63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906351374V">
            <text:p>906351374V </text:p>
          </table:table-cell>
          <table:table-cell table:style-name="ce18" office:value-type="string">
            <text:p>SHAMILA P. AMARASINGHE</text:p>
          </table:table-cell>
          <table:table-cell table:style-name="ce18"/>
          <table:table-cell table:style-name="ce18" office:value-type="string">
            <text:p>V</text:p>
          </table:table-cell>
          <table:table-cell table:style-name="ce18" office:value-type="float" office:value="20">
            <text:p>20</text:p>
          </table:table-cell>
          <table:table-cell table:style-name="ce24" office:value-type="string">
            <text:p>SALES ASSISTANT</text:p>
          </table:table-cell>
          <table:table-cell table:style-name="ce24" office:value-type="string">
            <text:p><text:s/>NO. 173, <text:s/>DELGAHAWATTA ROAD</text:p>
          </table:table-cell>
          <table:table-cell table:style-name="ce24" office:value-type="string">
            <text:p><text:s/>MULLERIYAWA</text:p>
          </table:table-cell>
          <table:table-cell table:style-name="ce24" office:value-type="string">
            <text:p><text:s/>NEW TOWN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4" office:value-type="float" office:value="8119020211">
            <text:p>8119020211</text:p>
          </table:table-cell>
          <table:table-cell table:style-name="ce48" office:value-type="string" office:string-value="NO. 173, DELGAHAWATTA ROAD, MULLERIYAWA, NEW TOWN.">
            <text:p>NO. 173, DELGAHAWATTA ROAD, MULLERIYAWA, NEW TOWN. </text:p>
          </table:table-cell>
          <table:table-cell table:style-name="ce53" office:value-type="float" office:value="12000">
            <text:p>12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2]+[.P12]+[.Q12]+[.R12]" office:value-type="float" office:value="13000">
            <text:p>13000.00</text:p>
          </table:table-cell>
          <table:table-cell table:style-name="ce53" table:formula="of:=[.S12]*0.08" office:value-type="float" office:value="1040">
            <text:p>1040.00</text:p>
          </table:table-cell>
          <table:table-cell table:style-name="ce53" table:formula="of:=[.S12]-[.T12]" office:value-type="float" office:value="11960">
            <text:p>1196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12]+[.V12]+[.W12]" office:value-type="float" office:value="11960">
            <text:p>11960.00</text:p>
          </table:table-cell>
          <table:table-cell table:style-name="ce53" office:value-type="float" office:value="0">
            <text:p>0.00</text:p>
          </table:table-cell>
          <table:table-cell table:style-name="ce53" table:formula="of:=[.X12]-[.Y12]" office:value-type="float" office:value="11960">
            <text:p>11960.00</text:p>
          </table:table-cell>
          <table:table-cell table:style-name="ce53" table:formula="of:=[.S12]*0.12" office:value-type="float" office:value="1560">
            <text:p>1560.00</text:p>
          </table:table-cell>
          <table:table-cell table:style-name="ce53" table:formula="of:=[.S12]*0.03" office:value-type="float" office:value="390">
            <text:p>39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917320306V">
            <text:p>917320306V </text:p>
          </table:table-cell>
          <table:table-cell table:style-name="ce18" office:value-type="string">
            <text:p>RANDIMA LAKMINI PERERA</text:p>
          </table:table-cell>
          <table:table-cell table:style-name="ce18" table:number-columns-repeated="3"/>
          <table:table-cell table:style-name="ce25" office:value-type="string">
            <text:p>ASSISTANT COORDINATOR</text:p>
          </table:table-cell>
          <table:table-cell table:style-name="ce24" office:value-type="string">
            <text:p>NO 109/33, <text:s/>GARANDPASS ROAD</text:p>
          </table:table-cell>
          <table:table-cell table:style-name="ce25" office:value-type="string">
            <text:p><text:s/>COLOMBO - 14</text:p>
          </table:table-cell>
          <table:table-cell table:style-name="ce25"/>
          <table:table-cell table:style-name="ce27" office:value-type="string">
            <text:p>COM</text:p>
          </table:table-cell>
          <table:table-cell table:style-name="ce29"/>
          <table:table-cell table:style-name="ce34" office:value-type="float" office:value="8170012322">
            <text:p>8170012322</text:p>
          </table:table-cell>
          <table:table-cell table:style-name="ce25" office:value-type="string">
            <text:p>NO 109/33, GARANDPASS ROAD, COLOMBO - 14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3]+[.P13]+[.Q13]+[.R13]" office:value-type="float" office:value="16000">
            <text:p>16000.00</text:p>
          </table:table-cell>
          <table:table-cell table:style-name="ce53" table:formula="of:=[.S13]*0.08" office:value-type="float" office:value="1280">
            <text:p>1280.00</text:p>
          </table:table-cell>
          <table:table-cell table:style-name="ce53" table:formula="of:=[.S13]-[.T13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5000">
            <text:p>5000.00</text:p>
          </table:table-cell>
          <table:table-cell table:style-name="ce53" table:formula="of:=[.U13]+[.V13]+[.W13]" office:value-type="float" office:value="19720">
            <text:p>19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13]-[.Y13]" office:value-type="float" office:value="19720">
            <text:p>19720.00</text:p>
          </table:table-cell>
          <table:table-cell table:style-name="ce53" table:formula="of:=[.S13]*0.12" office:value-type="float" office:value="1920">
            <text:p>1920.00</text:p>
          </table:table-cell>
          <table:table-cell table:style-name="ce53" table:formula="of:=[.S13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812670077V">
            <text:p>812670077V </text:p>
          </table:table-cell>
          <table:table-cell table:style-name="ce17" office:value-type="string">
            <text:p>IFZAL CADER</text:p>
          </table:table-cell>
          <table:table-cell table:style-name="ce17"/>
          <table:table-cell table:style-name="ce17" office:value-type="string">
            <text:p>V</text:p>
          </table:table-cell>
          <table:table-cell table:style-name="ce17"/>
          <table:table-cell table:style-name="ce25" office:value-type="string">
            <text:p>SALES SUPERVISOR-COLOMBO</text:p>
          </table:table-cell>
          <table:table-cell table:style-name="ce24" office:value-type="string">
            <text:p>1K 1/1, <text:s/>CHARLES PLACE</text:p>
          </table:table-cell>
          <table:table-cell table:style-name="ce25" office:value-type="string">
            <text:p>DEHIWALA</text:p>
          </table:table-cell>
          <table:table-cell table:style-name="ce25"/>
          <table:table-cell table:style-name="ce27" office:value-type="string">
            <text:p>SEY</text:p>
          </table:table-cell>
          <table:table-cell table:style-name="ce29"/>
          <table:table-cell table:style-name="ce33" office:value-type="string">
            <text:p>0140-01862341-101</text:p>
          </table:table-cell>
          <table:table-cell table:style-name="ce25" office:value-type="string">
            <text:p>1K 1/1, CHARLES PLACE,DEHIWALA</text:p>
          </table:table-cell>
          <table:table-cell table:style-name="ce53" office:value-type="float" office:value="25000">
            <text:p>2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4]+[.P14]+[.Q14]+[.R14]" office:value-type="float" office:value="26000">
            <text:p>26000.00</text:p>
          </table:table-cell>
          <table:table-cell table:style-name="ce53" table:formula="of:=[.S14]*0.08" office:value-type="float" office:value="2080">
            <text:p>2080.00</text:p>
          </table:table-cell>
          <table:table-cell table:style-name="ce53" table:formula="of:=[.S14]-[.T14]" office:value-type="float" office:value="23920">
            <text:p>23920.00</text:p>
          </table:table-cell>
          <table:table-cell table:style-name="ce53" office:value-type="float" office:value="40000">
            <text:p>40000.00</text:p>
          </table:table-cell>
          <table:table-cell table:style-name="ce53" office:value-type="float" office:value="15000">
            <text:p>15000.00</text:p>
          </table:table-cell>
          <table:table-cell table:style-name="ce53" table:formula="of:=[.U14]+[.V14]+[.W14]" office:value-type="float" office:value="78920">
            <text:p>78920.00</text:p>
          </table:table-cell>
          <table:table-cell table:style-name="ce53" office:value-type="float" office:value="0">
            <text:p>0.00</text:p>
          </table:table-cell>
          <table:table-cell table:style-name="ce53" table:formula="of:=[.X14]-[.Y14]" office:value-type="float" office:value="78920">
            <text:p>78920.00</text:p>
          </table:table-cell>
          <table:table-cell table:style-name="ce53" table:formula="of:=[.S14]*0.12" office:value-type="float" office:value="3120">
            <text:p>3120.00</text:p>
          </table:table-cell>
          <table:table-cell table:style-name="ce53" table:formula="of:=[.S14]*0.03" office:value-type="float" office:value="780">
            <text:p>7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915200702V">
            <text:p>915200702V </text:p>
          </table:table-cell>
          <table:table-cell table:style-name="ce17" office:value-type="string">
            <text:p>DILHARA P PERERA</text:p>
          </table:table-cell>
          <table:table-cell table:style-name="ce17" table:number-columns-repeated="3"/>
          <table:table-cell table:style-name="ce25" office:value-type="string">
            <text:p>SUPERVISOR - SPECIAL PROJECT </text:p>
          </table:table-cell>
          <table:table-cell table:style-name="ce24" office:value-type="string">
            <text:p><text:s/>C/O D GUNARATNA, <text:s/>NO. 154/30</text:p>
          </table:table-cell>
          <table:table-cell table:style-name="ce25" office:value-type="string">
            <text:p><text:s/>HILL STREET</text:p>
          </table:table-cell>
          <table:table-cell table:style-name="ce25" office:value-type="string">
            <text:p><text:s/>DEHIWALA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6" office:value-type="string" office:string-value="816 0027101">
            <text:p>816 0027101 </text:p>
          </table:table-cell>
          <table:table-cell table:style-name="ce48" office:value-type="string" office:string-value="C/O D GUNARATNA, NO. 154/30, HILL STREET, DEHIWALA.">
            <text:p>C/O D GUNARATNA, NO. 154/30, HILL STREET, DEHIWALA. 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5]+[.P15]+[.Q15]+[.R15]" office:value-type="float" office:value="16000">
            <text:p>16000.00</text:p>
          </table:table-cell>
          <table:table-cell table:style-name="ce53" table:formula="of:=[.S15]*0.08" office:value-type="float" office:value="1280">
            <text:p>1280.00</text:p>
          </table:table-cell>
          <table:table-cell table:style-name="ce53" table:formula="of:=[.S15]-[.T15]" office:value-type="float" office:value="14720">
            <text:p>14720.00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5000">
            <text:p>5000.00</text:p>
          </table:table-cell>
          <table:table-cell table:style-name="ce53" table:formula="of:=[.U15]+[.V15]+[.W15]" office:value-type="float" office:value="39720">
            <text:p>39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15]-[.Y15]" office:value-type="float" office:value="39720">
            <text:p>39720.00</text:p>
          </table:table-cell>
          <table:table-cell table:style-name="ce53" table:formula="of:=[.S15]*0.12" office:value-type="float" office:value="1920">
            <text:p>1920.00</text:p>
          </table:table-cell>
          <table:table-cell table:style-name="ce53" table:formula="of:=[.S15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873112883V">
            <text:p>873112883V </text:p>
          </table:table-cell>
          <table:table-cell table:style-name="ce17" office:value-type="string">
            <text:p>L T AJITH KUMARA</text:p>
          </table:table-cell>
          <table:table-cell table:style-name="ce17" table:number-columns-repeated="3"/>
          <table:table-cell table:style-name="ce25" office:value-type="string">
            <text:p>STORES ASSISTANT</text:p>
          </table:table-cell>
          <table:table-cell table:style-name="ce24" office:value-type="string">
            <text:p><text:s/>NO. 41/1, <text:s/>TANNAGAMA</text:p>
          </table:table-cell>
          <table:table-cell table:style-name="ce25" office:value-type="string">
            <text:p><text:s/>AMBEPUSSA. </text:p>
          </table:table-cell>
          <table:table-cell table:style-name="ce25"/>
          <table:table-cell table:style-name="ce27" office:value-type="string">
            <text:p>COM</text:p>
          </table:table-cell>
          <table:table-cell table:style-name="ce29"/>
          <table:table-cell table:style-name="ce36" office:value-type="string" office:string-value="802 0024742">
            <text:p>802 0024742 </text:p>
          </table:table-cell>
          <table:table-cell table:style-name="ce48" office:value-type="string" office:string-value="NO. 41/1, TANNAGAMA, AMBEPUSSA.">
            <text:p>NO. 41/1, TANNAGAMA, AMBEPUSSA. 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6]+[.P16]+[.Q16]+[.R16]" office:value-type="float" office:value="16000">
            <text:p>16000.00</text:p>
          </table:table-cell>
          <table:table-cell table:style-name="ce53" table:formula="of:=[.S16]*0.08" office:value-type="float" office:value="1280">
            <text:p>1280.00</text:p>
          </table:table-cell>
          <table:table-cell table:style-name="ce53" table:formula="of:=[.S16]-[.T16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16]+[.V16]+[.W16]" office:value-type="float" office:value="14720">
            <text:p>14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16]-[.Y16]" office:value-type="float" office:value="14720">
            <text:p>14720.00</text:p>
          </table:table-cell>
          <table:table-cell table:style-name="ce53" table:formula="of:=[.S16]*0.12" office:value-type="float" office:value="1920">
            <text:p>1920.00</text:p>
          </table:table-cell>
          <table:table-cell table:style-name="ce53" table:formula="of:=[.S16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926262408V">
            <text:p>926262408V </text:p>
          </table:table-cell>
          <table:table-cell table:style-name="ce17" office:value-type="string">
            <text:p>J.D.V.Y. RANASINGHE</text:p>
          </table:table-cell>
          <table:table-cell table:style-name="ce17"/>
          <table:table-cell table:style-name="ce17" office:value-type="string">
            <text:p>E</text:p>
          </table:table-cell>
          <table:table-cell table:style-name="ce17"/>
          <table:table-cell table:style-name="ce26" office:value-type="string">
            <text:p>OUTBOUND CALL CENTER EXECUTIVE</text:p>
          </table:table-cell>
          <table:table-cell table:style-name="ce24" office:value-type="string">
            <text:p><text:s/>NO. 136/7 A, <text:s/>MAHABODHI MAWATHA</text:p>
          </table:table-cell>
          <table:table-cell table:style-name="ce26" office:value-type="string">
            <text:p><text:s/>MAHARA</text:p>
          </table:table-cell>
          <table:table-cell table:style-name="ce26" office:value-type="string">
            <text:p><text:s/>KADAWATHA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string">
            <text:p>8170012475</text:p>
          </table:table-cell>
          <table:table-cell table:style-name="ce48" office:value-type="string" office:string-value="NO. 136/7 A, MAHABODHI MAWATHA, MAHARA, KADAWATHA.">
            <text:p>NO. 136/7 A, MAHABODHI MAWATHA, MAHARA, KADAWATHA. </text:p>
          </table:table-cell>
          <table:table-cell table:style-name="ce53" office:value-type="float" office:value="10000">
            <text:p>1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7]+[.P17]+[.Q17]+[.R17]" office:value-type="float" office:value="11000">
            <text:p>11000.00</text:p>
          </table:table-cell>
          <table:table-cell table:style-name="ce53" table:formula="of:=[.S17]*0.08" office:value-type="float" office:value="880">
            <text:p>880.00</text:p>
          </table:table-cell>
          <table:table-cell table:style-name="ce53" table:formula="of:=[.S17]-[.T17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17]+[.V17]+[.W17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table:formula="of:=[.X17]-[.Y17]" office:value-type="float" office:value="10120">
            <text:p>10120.00</text:p>
          </table:table-cell>
          <table:table-cell table:style-name="ce53" table:formula="of:=[.S17]*0.12" office:value-type="float" office:value="1320">
            <text:p>1320.00</text:p>
          </table:table-cell>
          <table:table-cell table:style-name="ce53" table:formula="of:=[.S17]*0.03" office:value-type="float" office:value="330">
            <text:p>33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935031710V">
            <text:p>935031710V </text:p>
          </table:table-cell>
          <table:table-cell table:style-name="ce17" office:value-type="string">
            <text:p>E M N N BALASOORIA</text:p>
          </table:table-cell>
          <table:table-cell table:style-name="ce17" table:number-columns-repeated="2"/>
          <table:table-cell table:style-name="ce17" office:value-type="float" office:value="14">
            <text:p>14</text:p>
          </table:table-cell>
          <table:table-cell table:style-name="ce25" office:value-type="string">
            <text:p>CALL PROJECT ASSISTANT</text:p>
          </table:table-cell>
          <table:table-cell table:style-name="ce24" office:value-type="string">
            <text:p><text:s/>NO. 330/G 1, <text:s/>JATHIKA MAHAL NIWASA</text:p>
          </table:table-cell>
          <table:table-cell table:style-name="ce25" office:value-type="string">
            <text:p><text:s/>SERPENTINE ROAD</text:p>
          </table:table-cell>
          <table:table-cell table:style-name="ce25" office:value-type="string">
            <text:p><text:s/>BORELLA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string">
            <text:p>8106020200</text:p>
          </table:table-cell>
          <table:table-cell table:style-name="ce48" office:value-type="string" office:string-value="NO. 330/G 1, JATHIKA MAHAL NIWASA, SERPENTINE ROAD, BORELLA.">
            <text:p>NO. 330/G 1, JATHIKA MAHAL NIWASA, SERPENTINE ROAD, BORELLA. </text:p>
          </table:table-cell>
          <table:table-cell table:style-name="ce53" office:value-type="float" office:value="10000">
            <text:p>1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8]+[.P18]+[.Q18]+[.R18]" office:value-type="float" office:value="11000">
            <text:p>11000.00</text:p>
          </table:table-cell>
          <table:table-cell table:style-name="ce53" table:formula="of:=[.S18]*0.08" office:value-type="float" office:value="880">
            <text:p>880.00</text:p>
          </table:table-cell>
          <table:table-cell table:style-name="ce53" table:formula="of:=[.S18]-[.T18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18]+[.V18]+[.W18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table:formula="of:=[.X18]-[.Y18]" office:value-type="float" office:value="10120">
            <text:p>10120.00</text:p>
          </table:table-cell>
          <table:table-cell table:style-name="ce53" table:formula="of:=[.S18]*0.12" office:value-type="float" office:value="1320">
            <text:p>1320.00</text:p>
          </table:table-cell>
          <table:table-cell table:style-name="ce53" table:formula="of:=[.S18]*0.03" office:value-type="float" office:value="330">
            <text:p>33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898411605V">
            <text:p>898411605V </text:p>
          </table:table-cell>
          <table:table-cell table:style-name="ce17" office:value-type="string">
            <text:p>W.S.S.PERERA</text:p>
          </table:table-cell>
          <table:table-cell table:style-name="ce17"/>
          <table:table-cell table:style-name="ce17" office:value-type="string">
            <text:p>E</text:p>
          </table:table-cell>
          <table:table-cell table:style-name="ce17"/>
          <table:table-cell table:style-name="ce26" office:value-type="string">
            <text:p>CALL PROJECT ASSISTANT</text:p>
          </table:table-cell>
          <table:table-cell table:style-name="ce24" office:value-type="string">
            <text:p>GALLINDA GAWA WATTA, KAPUGAMA</text:p>
          </table:table-cell>
          <table:table-cell table:style-name="ce26" office:value-type="string">
            <text:p>DONDRA</text:p>
          </table:table-cell>
          <table:table-cell table:style-name="ce26" office:value-type="string">
            <text:p>MATARA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string">
            <text:p>8222002146</text:p>
          </table:table-cell>
          <table:table-cell table:style-name="ce24" office:value-type="string">
            <text:p>GALLINDA GAWA WATTA,KAPUGAMA,DONDRA,MATARA</text:p>
          </table:table-cell>
          <table:table-cell table:style-name="ce53" office:value-type="float" office:value="10000">
            <text:p>1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19]+[.P19]+[.Q19]+[.R19]" office:value-type="float" office:value="11000">
            <text:p>11000.00</text:p>
          </table:table-cell>
          <table:table-cell table:style-name="ce53" table:formula="of:=[.S19]*0.08" office:value-type="float" office:value="880">
            <text:p>880.00</text:p>
          </table:table-cell>
          <table:table-cell table:style-name="ce53" table:formula="of:=[.S19]-[.T19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19]+[.V19]+[.W19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table:formula="of:=[.X19]-[.Y19]" office:value-type="float" office:value="10120">
            <text:p>10120.00</text:p>
          </table:table-cell>
          <table:table-cell table:style-name="ce53" table:formula="of:=[.S19]*0.12" office:value-type="float" office:value="1320">
            <text:p>1320.00</text:p>
          </table:table-cell>
          <table:table-cell table:style-name="ce53" table:formula="of:=[.S19]*0.03" office:value-type="float" office:value="330">
            <text:p>33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3" office:value-type="string" office:string-value="816210470V">
            <text:p>816210470V </text:p>
          </table:table-cell>
          <table:table-cell table:style-name="ce17" office:value-type="string">
            <text:p>M S KUMARI</text:p>
          </table:table-cell>
          <table:table-cell table:style-name="ce17" table:number-columns-repeated="3"/>
          <table:table-cell table:style-name="ce26" office:value-type="string">
            <text:p>CALL PROJECT ASSISTANT</text:p>
          </table:table-cell>
          <table:table-cell table:style-name="ce24" office:value-type="string">
            <text:p><text:s/>NO. 978/1, <text:s/>WICKRAMASINGHE MAWATHA</text:p>
          </table:table-cell>
          <table:table-cell table:style-name="ce26" office:value-type="string">
            <text:p><text:s/>ETHUL KOTTE</text:p>
          </table:table-cell>
          <table:table-cell table:style-name="ce26" office:value-type="string">
            <text:p><text:s/>KOTTE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3" office:value-type="string">
            <text:p>8170012027</text:p>
          </table:table-cell>
          <table:table-cell table:style-name="ce49" office:value-type="string" office:string-value="NO. 978/1, WICKRAMASINGHE MAWATHA, ETHUL KOTTE, KOTTE.">
            <text:p>NO. 978/1, WICKRAMASINGHE MAWATHA, ETHUL KOTTE, KOTTE. </text:p>
          </table:table-cell>
          <table:table-cell table:style-name="ce53" office:value-type="float" office:value="10000">
            <text:p>1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0]+[.P20]+[.Q20]+[.R20]" office:value-type="float" office:value="11000">
            <text:p>11000.00</text:p>
          </table:table-cell>
          <table:table-cell table:style-name="ce53" table:formula="of:=[.S20]*0.08" office:value-type="float" office:value="880">
            <text:p>880.00</text:p>
          </table:table-cell>
          <table:table-cell table:style-name="ce53" table:formula="of:=[.S20]-[.T20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20]+[.V20]+[.W20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table:formula="of:=[.X20]-[.Y20]" office:value-type="float" office:value="10120">
            <text:p>10120.00</text:p>
          </table:table-cell>
          <table:table-cell table:style-name="ce53" table:formula="of:=[.S20]*0.12" office:value-type="float" office:value="1320">
            <text:p>1320.00</text:p>
          </table:table-cell>
          <table:table-cell table:style-name="ce53" table:formula="of:=[.S20]*0.03" office:value-type="float" office:value="330">
            <text:p>33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888211020V">
            <text:p>888211020V </text:p>
          </table:table-cell>
          <table:table-cell table:style-name="ce17" office:value-type="string">
            <text:p>P S N PEIRIS</text:p>
          </table:table-cell>
          <table:table-cell table:style-name="ce17"/>
          <table:table-cell table:style-name="ce17" office:value-type="string">
            <text:p>E</text:p>
          </table:table-cell>
          <table:table-cell table:style-name="ce17" office:value-type="float" office:value="16">
            <text:p>16</text:p>
          </table:table-cell>
          <table:table-cell table:style-name="ce25" office:value-type="string">
            <text:p>CALL PROJECT ASSISTANT</text:p>
          </table:table-cell>
          <table:table-cell table:style-name="ce24" office:value-type="string">
            <text:p><text:s/>NO. 5/7 B, <text:s/>SRIJINA MAWATHA</text:p>
          </table:table-cell>
          <table:table-cell table:style-name="ce25" office:value-type="string">
            <text:p><text:s/>KESELWATTA</text:p>
          </table:table-cell>
          <table:table-cell table:style-name="ce25" office:value-type="string">
            <text:p><text:s/>PANADURA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6" office:value-type="string" office:string-value="811 4023888">
            <text:p>811 4023888 </text:p>
          </table:table-cell>
          <table:table-cell table:style-name="ce48" office:value-type="string" office:string-value="NO. 5/7 B, SRIJINA MAWATHA, KESELWATTA, PANADURA.">
            <text:p>NO. 5/7 B, SRIJINA MAWATHA, KESELWATTA, PANADURA. </text:p>
          </table:table-cell>
          <table:table-cell table:style-name="ce53" office:value-type="float" office:value="10000">
            <text:p>1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1]+[.P21]+[.Q21]+[.R21]" office:value-type="float" office:value="11000">
            <text:p>11000.00</text:p>
          </table:table-cell>
          <table:table-cell table:style-name="ce53" table:formula="of:=[.S21]*0.08" office:value-type="float" office:value="880">
            <text:p>880.00</text:p>
          </table:table-cell>
          <table:table-cell table:style-name="ce53" table:formula="of:=[.S21]-[.T21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U21]+[.V21]+[.W21]" office:value-type="float" office:value="10120">
            <text:p>10120.00</text:p>
          </table:table-cell>
          <table:table-cell table:style-name="ce53" office:value-type="float" office:value="0">
            <text:p>0.00</text:p>
          </table:table-cell>
          <table:table-cell table:style-name="ce53" table:formula="of:=[.X21]-[.Y21]" office:value-type="float" office:value="10120">
            <text:p>10120.00</text:p>
          </table:table-cell>
          <table:table-cell table:style-name="ce53" table:formula="of:=[.S21]*0.12" office:value-type="float" office:value="1320">
            <text:p>1320.00</text:p>
          </table:table-cell>
          <table:table-cell table:style-name="ce53" table:formula="of:=[.S21]*0.03" office:value-type="float" office:value="330">
            <text:p>33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2" office:value-type="string" office:string-value="821103339V">
            <text:p>821103339V </text:p>
          </table:table-cell>
          <table:table-cell table:style-name="ce17" office:value-type="string">
            <text:p>P G U GAYAN GUNASINGHE</text:p>
          </table:table-cell>
          <table:table-cell table:style-name="ce17" table:number-columns-repeated="3"/>
          <table:table-cell table:style-name="ce25" office:value-type="string">
            <text:p>SALES SUPERVISOR - EAST</text:p>
          </table:table-cell>
          <table:table-cell table:style-name="ce24" office:value-type="string">
            <text:p><text:s/>NO. 42/2, <text:s/>MABERIYA JUNCTION</text:p>
          </table:table-cell>
          <table:table-cell table:style-name="ce25" office:value-type="string">
            <text:p><text:s/>TELDENIYA</text:p>
          </table:table-cell>
          <table:table-cell table:style-name="ce25" office:value-type="string">
            <text:p><text:s/>KANDY. </text:p>
          </table:table-cell>
          <table:table-cell table:style-name="ce27" office:value-type="string">
            <text:p>COM</text:p>
          </table:table-cell>
          <table:table-cell table:style-name="ce29"/>
          <table:table-cell table:style-name="ce36" office:value-type="string" office:string-value="814 0900439">
            <text:p>814 0900439 </text:p>
          </table:table-cell>
          <table:table-cell table:style-name="ce48" office:value-type="string" office:string-value="NO. 42/2, MABERIYA JUNCTION, TELDENIYA, KANDY.">
            <text:p>NO. 42/2, MABERIYA JUNCTION, TELDENIYA, KANDY. </text:p>
          </table:table-cell>
          <table:table-cell table:style-name="ce53" office:value-type="float" office:value="20000">
            <text:p>20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2]+[.P22]+[.Q22]+[.R22]" office:value-type="float" office:value="21000">
            <text:p>21000.00</text:p>
          </table:table-cell>
          <table:table-cell table:style-name="ce53" table:formula="of:=[.S22]*0.08" office:value-type="float" office:value="1680">
            <text:p>1680.00</text:p>
          </table:table-cell>
          <table:table-cell table:style-name="ce53" table:formula="of:=[.S22]-[.T22]" office:value-type="float" office:value="19320">
            <text:p>1932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10000">
            <text:p>10000.00</text:p>
          </table:table-cell>
          <table:table-cell table:style-name="ce53" table:formula="of:=[.U22]+[.V22]+[.W22]" office:value-type="float" office:value="29320">
            <text:p>29320.00</text:p>
          </table:table-cell>
          <table:table-cell table:style-name="ce53" office:value-type="float" office:value="0">
            <text:p>0.00</text:p>
          </table:table-cell>
          <table:table-cell table:style-name="ce53" table:formula="of:=[.X22]-[.Y22]" office:value-type="float" office:value="29320">
            <text:p>29320.00</text:p>
          </table:table-cell>
          <table:table-cell table:style-name="ce53" table:formula="of:=[.S22]*0.12" office:value-type="float" office:value="2520">
            <text:p>2520.00</text:p>
          </table:table-cell>
          <table:table-cell table:style-name="ce53" table:formula="of:=[.S22]*0.03" office:value-type="float" office:value="630">
            <text:p>63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4" office:value-type="string">
            <text:p>722063538V</text:p>
          </table:table-cell>
          <table:table-cell table:style-name="ce19" office:value-type="string">
            <text:p>S.H.T.BUDDIK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1187, 11 STAGE</text:p>
          </table:table-cell>
          <table:table-cell table:style-name="ce25" office:value-type="string">
            <text:p>ANURADAPURA</text:p>
          </table:table-cell>
          <table:table-cell table:style-name="ce25"/>
          <table:table-cell table:style-name="ce14" office:value-type="string">
            <text:p>COM</text:p>
          </table:table-cell>
          <table:table-cell table:style-name="ce30"/>
          <table:table-cell table:style-name="ce37" office:value-type="string">
            <text:p>8530026417</text:p>
          </table:table-cell>
          <table:table-cell table:style-name="ce50" office:value-type="string">
            <text:p>1187,11 STAGE,ANURADAPURA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3]+[.P23]+[.Q23]+[.R23]" office:value-type="float" office:value="16000">
            <text:p>16000.00</text:p>
          </table:table-cell>
          <table:table-cell table:style-name="ce53" table:formula="of:=[.S23]*0.08" office:value-type="float" office:value="1280">
            <text:p>1280.00</text:p>
          </table:table-cell>
          <table:table-cell table:style-name="ce53" table:formula="of:=[.S23]-[.T23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3]+[.V23]+[.W23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23]-[.Y23]" office:value-type="float" office:value="84720">
            <text:p>84720.00</text:p>
          </table:table-cell>
          <table:table-cell table:style-name="ce53" table:formula="of:=[.S23]*0.12" office:value-type="float" office:value="1920">
            <text:p>1920.00</text:p>
          </table:table-cell>
          <table:table-cell table:style-name="ce53" table:formula="of:=[.S23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4" office:value-type="string">
            <text:p>792951775V</text:p>
          </table:table-cell>
          <table:table-cell table:style-name="ce19" office:value-type="string">
            <text:p>W.M.S.K.H.WIJESUNDAR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W.M.HERATH, KARAWWAWA</text:p>
          </table:table-cell>
          <table:table-cell table:style-name="ce25" office:value-type="string">
            <text:p>GOKARALLE</text:p>
          </table:table-cell>
          <table:table-cell table:style-name="ce25"/>
          <table:table-cell table:style-name="ce28" office:value-type="string">
            <text:p>PEO</text:p>
          </table:table-cell>
          <table:table-cell table:style-name="ce31"/>
          <table:table-cell table:style-name="ce38" office:value-type="string">
            <text:p>207200170012074</text:p>
          </table:table-cell>
          <table:table-cell table:style-name="ce50" office:value-type="string">
            <text:p>W.M.HERATH,KARAWWAWA,GOKARALLE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4]+[.P24]+[.Q24]+[.R24]" office:value-type="float" office:value="16000">
            <text:p>16000.00</text:p>
          </table:table-cell>
          <table:table-cell table:style-name="ce53" table:formula="of:=[.S24]*0.08" office:value-type="float" office:value="1280">
            <text:p>1280.00</text:p>
          </table:table-cell>
          <table:table-cell table:style-name="ce53" table:formula="of:=[.S24]-[.T24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4]+[.V24]+[.W24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24]-[.Y24]" office:value-type="float" office:value="84720">
            <text:p>84720.00</text:p>
          </table:table-cell>
          <table:table-cell table:style-name="ce53" table:formula="of:=[.S24]*0.12" office:value-type="float" office:value="1920">
            <text:p>1920.00</text:p>
          </table:table-cell>
          <table:table-cell table:style-name="ce53" table:formula="of:=[.S24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4" office:value-type="string">
            <text:p>721683362V</text:p>
          </table:table-cell>
          <table:table-cell table:style-name="ce19" office:value-type="string">
            <text:p>N.G.A.P.WIJESEKAR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NO:38, THURULIYAGAMA</text:p>
          </table:table-cell>
          <table:table-cell table:style-name="ce25" office:value-type="string">
            <text:p>WELLAWA.</text:p>
          </table:table-cell>
          <table:table-cell table:style-name="ce25"/>
          <table:table-cell table:style-name="ce14" office:value-type="string">
            <text:p>PEO</text:p>
          </table:table-cell>
          <table:table-cell table:style-name="ce30"/>
          <table:table-cell table:style-name="ce37" office:value-type="string">
            <text:p>334200170036596</text:p>
          </table:table-cell>
          <table:table-cell table:style-name="ce50" office:value-type="string">
            <text:p>NO:38,THURULIYAGAMA,WELLAWA.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5]+[.P25]+[.Q25]+[.R25]" office:value-type="float" office:value="16000">
            <text:p>16000.00</text:p>
          </table:table-cell>
          <table:table-cell table:style-name="ce53" table:formula="of:=[.S25]*0.08" office:value-type="float" office:value="1280">
            <text:p>1280.00</text:p>
          </table:table-cell>
          <table:table-cell table:style-name="ce53" table:formula="of:=[.S25]-[.T25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5]+[.V25]+[.W25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25]-[.Y25]" office:value-type="float" office:value="84720">
            <text:p>84720.00</text:p>
          </table:table-cell>
          <table:table-cell table:style-name="ce53" table:formula="of:=[.S25]*0.12" office:value-type="float" office:value="1920">
            <text:p>1920.00</text:p>
          </table:table-cell>
          <table:table-cell table:style-name="ce53" table:formula="of:=[.S25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4" office:value-type="string">
            <text:p>771273009V</text:p>
          </table:table-cell>
          <table:table-cell table:style-name="ce19" office:value-type="string">
            <text:p>A.M.N.W.M.H.P.ATHURUPAN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THILINAGAMA, AMBANPOLA</text:p>
          </table:table-cell>
          <table:table-cell table:style-name="ce25" office:value-type="string">
            <text:p>MELSIRIPURA.</text:p>
          </table:table-cell>
          <table:table-cell table:style-name="ce25"/>
          <table:table-cell table:style-name="ce14" office:value-type="string">
            <text:p>SAM</text:p>
          </table:table-cell>
          <table:table-cell table:style-name="ce30"/>
          <table:table-cell table:style-name="ce37" office:value-type="string">
            <text:p>100-6501-20218</text:p>
          </table:table-cell>
          <table:table-cell table:style-name="ce50" office:value-type="string">
            <text:p>THILINAGAMA,AMBANPOLA,MELSIRIPURA.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6]+[.P26]+[.Q26]+[.R26]" office:value-type="float" office:value="16000">
            <text:p>16000.00</text:p>
          </table:table-cell>
          <table:table-cell table:style-name="ce53" table:formula="of:=[.S26]*0.08" office:value-type="float" office:value="1280">
            <text:p>1280.00</text:p>
          </table:table-cell>
          <table:table-cell table:style-name="ce53" table:formula="of:=[.S26]-[.T26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6]+[.V26]+[.W26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26]-[.Y26]" office:value-type="float" office:value="84720">
            <text:p>84720.00</text:p>
          </table:table-cell>
          <table:table-cell table:style-name="ce53" table:formula="of:=[.S26]*0.12" office:value-type="float" office:value="1920">
            <text:p>1920.00</text:p>
          </table:table-cell>
          <table:table-cell table:style-name="ce53" table:formula="of:=[.S26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5" office:value-type="string">
            <text:p>801991483V</text:p>
          </table:table-cell>
          <table:table-cell table:style-name="ce19" office:value-type="string">
            <text:p>W.P.SURANG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NO 02, WELLAODAYA</text:p>
          </table:table-cell>
          <table:table-cell table:style-name="ce25" office:value-type="string">
            <text:p>RANNA</text:p>
          </table:table-cell>
          <table:table-cell table:style-name="ce25"/>
          <table:table-cell table:style-name="ce15" office:value-type="string">
            <text:p>COM</text:p>
          </table:table-cell>
          <table:table-cell table:style-name="ce32"/>
          <table:table-cell table:style-name="ce39" office:value-type="float" office:value="8110000430">
            <text:p>8110000430</text:p>
          </table:table-cell>
          <table:table-cell table:style-name="ce51" office:value-type="string">
            <text:p>NO 02,WELLAODAYA,RANNA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7]+[.P27]+[.Q27]+[.R27]" office:value-type="float" office:value="16000">
            <text:p>16000.00</text:p>
          </table:table-cell>
          <table:table-cell table:style-name="ce53" table:formula="of:=[.S27]*0.08" office:value-type="float" office:value="1280">
            <text:p>1280.00</text:p>
          </table:table-cell>
          <table:table-cell table:style-name="ce53" table:formula="of:=[.S27]-[.T27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7]+[.V27]+[.W27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27]-[.Y27]" office:value-type="float" office:value="84720">
            <text:p>84720.00</text:p>
          </table:table-cell>
          <table:table-cell table:style-name="ce53" table:formula="of:=[.S27]*0.12" office:value-type="float" office:value="1920">
            <text:p>1920.00</text:p>
          </table:table-cell>
          <table:table-cell table:style-name="ce53" table:formula="of:=[.S27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4" office:value-type="string">
            <text:p>760862754V</text:p>
          </table:table-cell>
          <table:table-cell table:style-name="ce19" office:value-type="string">
            <text:p>S.W.P.A.PRIYANKARA</text:p>
          </table:table-cell>
          <table:table-cell table:style-name="ce19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111, MAILAPITIYA</text:p>
          </table:table-cell>
          <table:table-cell table:style-name="ce25" office:value-type="string">
            <text:p>KANDY</text:p>
          </table:table-cell>
          <table:table-cell table:style-name="ce25"/>
          <table:table-cell table:style-name="ce14" office:value-type="string">
            <text:p>SEY</text:p>
          </table:table-cell>
          <table:table-cell table:style-name="ce30"/>
          <table:table-cell table:style-name="ce37" office:value-type="string">
            <text:p>0170-02423763-101</text:p>
          </table:table-cell>
          <table:table-cell table:style-name="ce50" office:value-type="string">
            <text:p>111,MAILAPITIYA,KANDY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8]+[.P28]+[.Q28]+[.R28]" office:value-type="float" office:value="16000">
            <text:p>16000.00</text:p>
          </table:table-cell>
          <table:table-cell table:style-name="ce53" table:formula="of:=[.S28]*0.08" office:value-type="float" office:value="1280">
            <text:p>1280.00</text:p>
          </table:table-cell>
          <table:table-cell table:style-name="ce53" table:formula="of:=[.S28]-[.T28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8]+[.V28]+[.W28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28]-[.Y28]" office:value-type="float" office:value="84720">
            <text:p>84720.00</text:p>
          </table:table-cell>
          <table:table-cell table:style-name="ce53" table:formula="of:=[.S28]*0.12" office:value-type="float" office:value="1920">
            <text:p>1920.00</text:p>
          </table:table-cell>
          <table:table-cell table:style-name="ce53" table:formula="of:=[.S28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9">
          <table:table-cell table:style-name="ce10"/>
          <table:table-cell table:style-name="ce14" office:value-type="string">
            <text:p>793590628V</text:p>
          </table:table-cell>
          <table:table-cell table:style-name="ce20" office:value-type="string">
            <text:p>L.H.G.U.K.UDAYANGA</text:p>
          </table:table-cell>
          <table:table-cell table:style-name="ce20" table:number-columns-repeated="3"/>
          <table:table-cell table:style-name="ce25" office:value-type="string">
            <text:p>SALES SUPERVISOR</text:p>
          </table:table-cell>
          <table:table-cell table:style-name="ce24" office:value-type="string">
            <text:p>NO 118/4, <text:s/>GONIGOLA</text:p>
          </table:table-cell>
          <table:table-cell table:style-name="ce25" office:value-type="string">
            <text:p><text:s/>MEDAWALA</text:p>
          </table:table-cell>
          <table:table-cell table:style-name="ce25"/>
          <table:table-cell table:style-name="ce14" office:value-type="string">
            <text:p>COM</text:p>
          </table:table-cell>
          <table:table-cell table:style-name="ce30"/>
          <table:table-cell table:style-name="ce37" office:value-type="float" office:value="8040022945">
            <text:p>8040022945</text:p>
          </table:table-cell>
          <table:table-cell table:style-name="ce50" office:value-type="string">
            <text:p>NO 118/4, GONIGOLA, MEDAWALA</text:p>
          </table:table-cell>
          <table:table-cell table:style-name="ce53" office:value-type="float" office:value="15000">
            <text:p>15000.00</text:p>
          </table:table-cell>
          <table:table-cell table:style-name="ce53" office:value-type="float" office:value="1000">
            <text:p>1000.00</text:p>
          </table:table-cell>
          <table:table-cell table:style-name="ce53" office:value-type="float" office:value="0">
            <text:p>0.00</text:p>
          </table:table-cell>
          <table:table-cell table:style-name="ce53" office:value-type="float" office:value="0">
            <text:p>0.00</text:p>
          </table:table-cell>
          <table:table-cell table:style-name="ce53" table:formula="of:=[.O29]+[.P29]+[.Q29]+[.R29]" office:value-type="float" office:value="16000">
            <text:p>16000.00</text:p>
          </table:table-cell>
          <table:table-cell table:style-name="ce53" table:formula="of:=[.S29]*0.08" office:value-type="float" office:value="1280">
            <text:p>1280.00</text:p>
          </table:table-cell>
          <table:table-cell table:style-name="ce53" table:formula="of:=[.S29]-[.T29]" office:value-type="float" office:value="14720">
            <text:p>14720.00</text:p>
          </table:table-cell>
          <table:table-cell table:style-name="ce53" office:value-type="float" office:value="70000">
            <text:p>70000.00</text:p>
          </table:table-cell>
          <table:table-cell table:style-name="ce53" office:value-type="float" office:value="0">
            <text:p>0.00</text:p>
          </table:table-cell>
          <table:table-cell table:style-name="ce53" table:formula="of:=[.U29]+[.V29]+[.W29]" office:value-type="float" office:value="84720">
            <text:p>84720.00</text:p>
          </table:table-cell>
          <table:table-cell table:style-name="ce53" office:value-type="float" office:value="0">
            <text:p>0.00</text:p>
          </table:table-cell>
          <table:table-cell table:style-name="ce53" table:formula="of:=[.X29]-[.Y29]" office:value-type="float" office:value="84720">
            <text:p>84720.00</text:p>
          </table:table-cell>
          <table:table-cell table:style-name="ce53" table:formula="of:=[.S29]*0.12" office:value-type="float" office:value="1920">
            <text:p>1920.00</text:p>
          </table:table-cell>
          <table:table-cell table:style-name="ce53" table:formula="of:=[.S29]*0.03" office:value-type="float" office:value="480">
            <text:p>480.00</text:p>
          </table:table-cell>
          <table:table-cell table:style-name="ce57" table:number-columns-repeated="995"/>
          <table:table-cell/>
        </table:table-row>
        <table:table-row table:style-name="ro10" table:number-rows-repeated="65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ermanant" table:style-name="ta2" table:print="false">
        <table:table-column table:style-name="co16" table:default-cell-style-name="Default"/>
        <table:table-column table:style-name="co17" table:default-cell-style-name="ce44"/>
        <table:table-column table:style-name="co8" table:default-cell-style-name="ce47"/>
        <table:table-column table:style-name="co16" table:number-columns-repeated="1021" table:default-cell-style-name="Default"/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40" office:value-type="string" table:number-columns-spanned="1" table:number-rows-spanned="2">
            <text:p>EMP No</text:p>
          </table:table-cell>
          <table:table-cell table:style-name="ce45" office:value-type="string" table:number-columns-spanned="1" table:number-rows-spanned="2">
            <text:p>Name</text:p>
          </table:table-cell>
          <table:table-cell table:number-columns-repeated="1021"/>
        </table:table-row>
        <table:table-row table:style-name="ro4">
          <table:table-cell/>
          <table:covered-table-cell table:style-name="ce40"/>
          <table:covered-table-cell table:style-name="ce45"/>
          <table:table-cell table:number-columns-repeated="1021"/>
        </table:table-row>
        <table:table-row table:style-name="ro5">
          <table:table-cell/>
          <table:table-cell table:style-name="ce41" office:value-type="float" office:value="425">
            <text:p>425</text:p>
          </table:table-cell>
          <table:table-cell table:style-name="ce41" office:value-type="string">
            <text:p>Sampath Silv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59">
            <text:p>459</text:p>
          </table:table-cell>
          <table:table-cell table:style-name="ce41" office:value-type="string">
            <text:p>Rohitha warnakulasooriy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80">
            <text:p>480</text:p>
          </table:table-cell>
          <table:table-cell table:style-name="ce41" office:value-type="string">
            <text:p>L .K. M .D. R. Bandar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90">
            <text:p>490</text:p>
          </table:table-cell>
          <table:table-cell table:style-name="ce41" office:value-type="string">
            <text:p>Nandana Hewage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571">
            <text:p>571</text:p>
          </table:table-cell>
          <table:table-cell table:style-name="ce41" office:value-type="string">
            <text:p>T.N. Azman</text:p>
          </table:table-cell>
          <table:table-cell table:number-columns-repeated="1021"/>
        </table:table-row>
        <table:table-row table:style-name="ro6">
          <table:table-cell/>
          <table:table-cell table:style-name="ce42" office:value-type="float" office:value="1296">
            <text:p>1296</text:p>
          </table:table-cell>
          <table:table-cell table:style-name="ce41" office:value-type="string">
            <text:p>K.S.R. Perer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1590">
            <text:p>1590</text:p>
          </table:table-cell>
          <table:table-cell table:style-name="ce41" office:value-type="string">
            <text:p>K.G.Dayanath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05">
            <text:p>1605</text:p>
          </table:table-cell>
          <table:table-cell table:style-name="ce46" office:value-type="string">
            <text:p>Lalith Priyantha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19">
            <text:p>1619</text:p>
          </table:table-cell>
          <table:table-cell table:style-name="ce46" office:value-type="string">
            <text:p>Dushan Niwanke Senanayake 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22">
            <text:p>1622</text:p>
          </table:table-cell>
          <table:table-cell table:style-name="ce46" office:value-type="string">
            <text:p>Susiharan Kandasam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621">
            <text:p>1621</text:p>
          </table:table-cell>
          <table:table-cell office:value-type="string">
            <text:p>Thilanka Kariyawasam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62">
            <text:p>1762</text:p>
          </table:table-cell>
          <table:table-cell office:value-type="string">
            <text:p>Ramc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56">
            <text:p>1756</text:p>
          </table:table-cell>
          <table:table-cell office:value-type="string">
            <text:p>Priyanth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943">
            <text:p>943</text:p>
          </table:table-cell>
          <table:table-cell office:value-type="string">
            <text:p>Reeza Muhuseen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420">
            <text:p>1420</text:p>
          </table:table-cell>
          <table:table-cell office:value-type="string">
            <text:p>Dilum Thalpitiy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83">
            <text:p>1783</text:p>
          </table:table-cell>
          <table:table-cell office:value-type="string">
            <text:p>Lakshan Galabad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538">
            <text:p>1538</text:p>
          </table:table-cell>
          <table:table-cell office:value-type="string">
            <text:p>Theja Thushari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902">
            <text:p>902</text:p>
          </table:table-cell>
          <table:table-cell office:value-type="string">
            <text:p>Chalana Senarath</text:p>
          </table:table-cell>
          <table:table-cell office:value-type="string">
            <text:p>Resign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1544">
            <text:p>1544</text:p>
          </table:table-cell>
          <table:table-cell office:value-type="string">
            <text:p>Sumedha Gomes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478">
            <text:p>1478</text:p>
          </table:table-cell>
          <table:table-cell office:value-type="string">
            <text:p>Ramachandran Aravintha</text:p>
          </table:table-cell>
          <table:table-cell table:number-columns-repeated="1021"/>
        </table:table-row>
      </table:table>
      <table:table table:name="Sheet3" table:style-name="ta3" table:print="false">
        <table:table-column table:style-name="co16" table:number-columns-repeated="1024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5000" number:language="en" number:country="US">
      <number:number number:min-integer-digits="1"/>
    </number:number-style>
    <number:number-style style:name="N121">
      <number:number number:decimal-places="0" number:min-integer-digits="12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4" style:display-name="Comma 4" style:family="table-cell" style:parent-style-name="Default" style:data-style-name="N120"/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6" style:display-name="Normal 2 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9" style:display-name="Normal 2 1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0" style:display-name="Normal 2 2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1" style:display-name="Normal 2 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2" style:display-name="Normal 2 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3" style:display-name="Normal 2 2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4" style:display-name="Normal 2 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5" style:display-name="Normal 2 2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6" style:display-name="Normal 2 2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7" style:display-name="Normal 2 2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8" style:display-name="Normal 2 2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9" style:display-name="Normal 2 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0" style:display-name="Normal 2 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1" style:display-name="Normal 2 3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2" style:display-name="Normal 2 3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3" style:display-name="Normal 2 3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4" style:display-name="Normal 2 3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5" style:display-name="Normal 2 3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0"/>
    <style:style style:name="Untitled1" style:family="table-cell" style:parent-style-name="Default">
      <style:table-cell-properties fo:background-color="#eff7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2/07/2014</text:date>, <text:time>12:3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utsourced" style:display-name="PageStyle_Outsourc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manant" style:display-name="PageStyle_Perma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4-02-07T12:34:20.94</dc:date>
    <meta:editing-duration>PT00H45M36S</meta:editing-duration>
    <meta:editing-cycles>35</meta:editing-cycles>
    <meta:document-statistic meta:table-count="3" meta:cell-count="713" meta:object-count="0"/>
  </office:meta>
</office:document-meta>
</file>